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fo:letter-spacing="normal" officeooo:rsid="00152b5a" officeooo:paragraph-rsid="00152b5a"/>
    </style:style>
    <style:style style:name="P2" style:family="paragraph" style:parent-style-name="Standard">
      <style:text-properties officeooo:paragraph-rsid="00152b5a"/>
    </style:style>
    <style:style style:name="P3" style:family="paragraph" style:parent-style-name="Standard">
      <style:text-properties officeooo:rsid="00152b5a" officeooo:paragraph-rsid="00152b5a"/>
    </style:style>
    <style:style style:name="T1" style:family="text">
      <style:text-properties officeooo:rsid="0016edb5"/>
    </style:style>
    <style:style style:name="T2" style:family="text">
      <style:text-properties style:font-name="Trebuchet MS" fo:font-size="12pt" fo:font-style="normal"/>
    </style:style>
    <style:style style:name="T3" style:family="text">
      <style:text-properties style:font-name-asian="Trebuchet MS" style:font-size-asian="12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do apt-get install </text:p>
      <text:p text:style-name="P2"/>
      <text:p text:style-name="P2">ia32-libs lib32stdc++6 lib32z1-dev lib32z1 lib32ncurses5 lib32bz2-1.0 libssl-dev</text:p>
      <text:p text:style-name="P2"/>
      <text:p text:style-name="P2">설치 되는 것 : lib32stdc++6 lib32z1-dev lib32z1 lib32ncurses5 libssl-dev</text:p>
      <text:p text:style-name="P2"/>
      <text:p text:style-name="P3">안되는 것 : <text:s/>ia32-libs <text:span text:style-name="T1">(→ replace to lib32ncurses5, lib32z1)</text:span> lib32bz2-1.0</text:p>
      <text:p text:style-name="P3"/>
      <text:p text:style-name="P3"/>
      <text:p text:style-name="P3">TDA2PX보드 rootfs, kernel, bootloader build</text:p>
      <text:p text:style-name="P3"/>
      <text:h text:style-name="P1" text:outline-level="3"><text:span text:style-name="T3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4:51:09.395420869</meta:creation-date>
    <dc:date>2020-07-09T16:27:43.151590467</dc:date>
    <meta:editing-duration>PT26M5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40" meta:character-count="278" meta:non-whitespace-character-count="247"/>
  </office:meta>
</office:document-meta>
</file>